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368" officeooo:paragraph-rsid="0008b368"/>
    </style:style>
    <style:style style:name="P2" style:family="paragraph" style:parent-style-name="Standard">
      <style:paragraph-properties fo:text-align="center" style:justify-single-word="false"/>
      <style:text-properties fo:color="#ce181e" fo:font-size="18pt" officeooo:rsid="0008b368" officeooo:paragraph-rsid="0008b368" style:font-size-asian="18pt" style:font-size-complex="18pt"/>
    </style:style>
    <style:style style:name="P3" style:family="paragraph" style:parent-style-name="Standard">
      <style:text-properties fo:color="#ce181e" style:text-underline-style="solid" style:text-underline-width="auto" style:text-underline-color="font-color" officeooo:rsid="0008b368" officeooo:paragraph-rsid="0008b368"/>
    </style:style>
    <style:style style:name="P4" style:family="paragraph" style:parent-style-name="Standard">
      <style:text-properties fo:color="#ce181e" style:text-underline-style="solid" style:text-underline-width="auto" style:text-underline-color="font-color" officeooo:rsid="0008b368" officeooo:paragraph-rsid="000a071f"/>
    </style:style>
    <style:style style:name="P5" style:family="paragraph" style:parent-style-name="Standard">
      <style:text-properties fo:color="#000000" style:text-underline-style="none" officeooo:rsid="0008b368" officeooo:paragraph-rsid="0008b368"/>
    </style:style>
    <style:style style:name="P6" style:family="paragraph" style:parent-style-name="Standard">
      <style:text-properties style:use-window-font-color="true" style:text-underline-style="none" officeooo:rsid="0008b368" officeooo:paragraph-rsid="000a071f"/>
    </style:style>
    <style:style style:name="P7" style:family="paragraph" style:parent-style-name="Standard">
      <style:text-properties fo:color="#5983b0" style:text-underline-style="solid" style:text-underline-width="auto" style:text-underline-color="font-color" officeooo:rsid="0008b368" officeooo:paragraph-rsid="000a071f"/>
    </style:style>
    <style:style style:name="P8" style:family="paragraph" style:parent-style-name="Standard">
      <style:text-properties fo:color="#5983b0" style:text-underline-style="none" officeooo:rsid="0008b368" officeooo:paragraph-rsid="000a071f"/>
    </style:style>
    <style:style style:name="T1" style:family="text">
      <style:text-properties fo:color="#ce181e"/>
    </style:style>
    <style:style style:name="T2" style:family="text">
      <style:text-properties officeooo:rsid="000a071f"/>
    </style:style>
    <style:style style:name="T3" style:family="text">
      <style:text-properties fo:color="#5983b0"/>
    </style:style>
    <style:style style:name="T4" style:family="text">
      <style:text-properties fo:color="#5983b0" officeooo:rsid="00108ee2"/>
    </style:style>
    <style:style style:name="T5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</text:p>
      <text:p text:style-name="Standard"/>
      <text:p text:style-name="Standard">lambret@lambret-Latitude-E5430-non-vPro:~$ <text:span text:style-name="T1">sudo mysql</text:span></text:p>
      <text:p text:style-name="Standard">[sudo] Mot de passe de lambret : </text:p>
      <text:p text:style-name="Standard">Welcome to the MySQL monitor. <text:s/>Commands end with ; or \g.</text:p>
      <text:p text:style-name="Standard">Your MySQL connection id is 4</text:p>
      <text:p text:style-name="Standard">Server version: 5.7.24-0ubuntu0.18.10.1 (Ubuntu)</text:p>
      <text:p text:style-name="Standard"/>
      <text:p text:style-name="Standard">Copyright (c) 2000, 2018, Oracle and/or its affiliates. All rights reserved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P1"/>
      <text:p text:style-name="P3">Exercice1 :Créer une base de données **languages**.</text:p>
      <text:p text:style-name="P1"/>
      <text:p text:style-name="Standard">mysql&gt;<text:span text:style-name="T3"> CREATE DATABASE `languages`; </text:span><text:span text:style-name="T4">(pour fais ces côtes Alt Gr + 7)</text:span></text:p>
      <text:p text:style-name="Standard">Query OK, 1 row affected (0.02 sec)</text:p>
      <text:p text:style-name="Standard"/>
      <text:p text:style-name="P3"><text:bookmark-start text:name="__DdeLink__0_3054046036"/>Exercice2<text:bookmark-end text:name="__DdeLink__0_3054046036"/> :Créer une base de données **webDevelopment** avec l’encodage UTF-8.</text:p>
      <text:p text:style-name="P3"/>
      <text:p text:style-name="P1">mysql&gt;<text:span text:style-name="T3"> CREATE DATABASE `webDevelopment` CHARACTER SET'utf8';</text:span></text:p>
      <text:p text:style-name="P1">Query OK, 1 row affected (0.01 sec)</text:p>
      <text:p text:style-name="P1"/>
      <text:p text:style-name="P3">Exercice3 :Créer une base de données **frameworks** avec l’encodage UTF-8 si elle n’existe pas.</text:p>
      <text:p text:style-name="P3"/>
      <text:p text:style-name="P5">mysql&gt; <text:span text:style-name="T3">CREATE DATABASE IF NOT EXISTS `frameworks` CHARACTER SET 'utf8';</text:span></text:p>
      <text:p text:style-name="P5">Query OK, 1 row affected (0.00 sec)</text:p>
      <text:p text:style-name="P3"/>
      <text:p text:style-name="P4">Exercice<text:span text:style-name="T2">4 :Créer une base de données **languages** avec l’encodage UTF-8 si elle n’existe pas.</text:span></text:p>
      <text:p text:style-name="P4"/>
      <text:p text:style-name="P6">mysql&gt; <text:span text:style-name="T3">CREATE DATABASE IF NOT EXISTS `languages` CHARACTER SET 'utf8';</text:span></text:p>
      <text:p text:style-name="P6">Query OK, 1 row affected, 1 warning (0.01 sec)</text:p>
      <text:p text:style-name="P4"/>
      <text:p text:style-name="P4">Exercice<text:span text:style-name="T2">5 :Supprimer la base de données **languages**.</text:span></text:p>
      <text:p text:style-name="P4"/>
      <text:p text:style-name="P6">mysql&gt; <text:span text:style-name="T3">DROP DATABASE `languages`;</text:span></text:p>
      <text:p text:style-name="P6">Query OK, 0 rows affected (0.22 sec)</text:p>
      <text:p text:style-name="P4"/>
      <text:p text:style-name="P4">Exercice<text:span text:style-name="T2">6 :Supprimer la base de données **frameworks** si elle existe.</text:span></text:p>
      <text:p text:style-name="P4"/>
      <text:p text:style-name="P6">mysql&gt; <text:span text:style-name="T3">DROP DATABASE IF EXISTS `framewoks`;</text:span></text:p>
      <text:p text:style-name="P6">Query OK, 0 rows affected, 1 warning (0.00 sec)</text:p>
      <text:p text:style-name="P4"/>
      <text:p text:style-name="P4"/>
      <text:p text:style-name="P4"/>
      <text:p text:style-name="P4"><text:soft-page-break/>Exercice<text:span text:style-name="T2">7 :Supprimer la base de données **languages** si elle existe.</text:span></text:p>
      <text:p text:style-name="P7"/>
      <text:p text:style-name="P8"><text:span text:style-name="T5">mysql&gt;</text:span> DROP DATABASE IF EXISTS `languages`;</text:p>
      <text:p text:style-name="P6">Query OK, 0 rows affected, 1 warning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3:23:15.758138301</meta:creation-date>
    <dc:date>2018-12-18T16:13:04.139163177</dc:date>
    <meta:editing-duration>PT35M23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2" meta:paragraph-count="32" meta:word-count="258" meta:character-count="1690" meta:non-whitespace-character-count="1462"/>
  </office:meta>
</office:document-meta>
</file>